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300000063F16A6296E8FA6AF7.jpg" manifest:media-type="image/jpe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Black" svg:font-family="'Lato Black'" style:font-pitch="variable"/>
    <style:font-face style:name="Liberation Sans1"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6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outline1">
      <style:graphic-properties fo:min-height="7.242cm"/>
      <style:paragraph-properties style:writing-mode="lr-tb"/>
    </style:style>
    <style:style style:name="pr5" style:family="presentation" style:parent-style-name="Lights-notes">
      <style:graphic-properties draw:fill-color="#ffffff" fo:min-height="13.364cm"/>
      <style:paragraph-properties style:writing-mode="lr-tb"/>
    </style:style>
    <style:style style:name="pr6" style:family="presentation" style:parent-style-name="Lights-title">
      <style:graphic-properties fo:min-height="3.786cm"/>
      <style:paragraph-properties style:writing-mode="lr-tb"/>
    </style:style>
    <style:style style:name="P1" style:family="paragraph">
      <style:paragraph-properties style:writing-mode="lr-tb"/>
      <style:text-properties fo:color="#bbe33d" fo:font-size="66pt" fo:font-style="italic" fo:text-shadow="1pt 1pt" fo:font-weight="bold" style:font-size-asian="66pt" style:font-style-asian="italic" style:font-weight-asian="bold" style:font-size-complex="66pt" style:font-style-complex="italic" style:font-weight-complex="bold"/>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color="#ffe994" fo:font-size="54pt" fo:text-shadow="1pt 1pt" fo:font-weight="bold" style:font-size-asian="54pt" style:font-weight-asian="bold" style:font-size-complex="54pt" style:font-weight-complex="bold"/>
    </style:style>
    <style:style style:name="P6" style:family="paragraph">
      <style:paragraph-properties style:writing-mode="lr-tb"/>
    </style:style>
    <style:style style:name="P7" style:family="paragraph">
      <style:paragraph-properties style:writing-mode="lr-tb"/>
      <style:text-properties fo:color="#ff6d6d"/>
    </style:style>
    <style:style style:name="P8" style:family="paragraph">
      <style:paragraph-properties style:writing-mode="lr-tb"/>
      <style:text-properties fo:color="#dee6ef" fo:font-size="48pt" style:font-size-asian="48pt" style:font-size-complex="48pt"/>
    </style:style>
    <style:style style:name="P9" style:family="paragraph">
      <style:paragraph-properties style:writing-mode="lr-tb"/>
      <style:text-properties fo:color="#ffffff"/>
    </style:style>
    <style:style style:name="P10" style:family="paragraph">
      <style:paragraph-properties style:writing-mode="lr-tb"/>
      <style:text-properties style:font-name="Lato Black" fo:font-size="60pt" style:font-size-asian="60pt" style:font-size-complex="60pt"/>
    </style:style>
    <style:style style:name="P11" style:family="paragraph">
      <style:paragraph-properties style:writing-mode="lr-tb"/>
      <style:text-properties fo:font-size="60pt" fo:font-weight="bold" style:font-size-asian="60pt" style:font-weight-asian="bold" style:font-size-complex="60pt" style:font-weight-complex="bold"/>
    </style:style>
    <style:style style:name="P12" style:family="paragraph">
      <style:paragraph-properties style:writing-mode="lr-tb"/>
      <style:text-properties fo:color="#ffdbb6" fo:font-size="96pt" style:font-size-asian="96pt" style:font-size-complex="96pt"/>
    </style:style>
    <style:style style:name="T1" style:family="text">
      <style:text-properties fo:color="#bbe33d" fo:font-size="66pt" fo:font-style="italic" fo:text-shadow="1pt 1pt" fo:font-weight="bold" style:font-size-asian="66pt" style:font-style-asian="italic" style:font-weight-asian="bold" style:font-size-complex="66pt" style:font-style-complex="italic" style:font-weight-complex="bold"/>
    </style:style>
    <style:style style:name="T2" style:family="text">
      <style:text-properties fo:font-size="40pt" style:font-size-asian="40pt" style:font-size-complex="40pt"/>
    </style:style>
    <style:style style:name="T3" style:family="text">
      <style:text-properties fo:color="#ffe994" fo:font-size="54pt" fo:text-shadow="1pt 1pt" fo:font-weight="bold" style:font-size-asian="54pt" style:font-weight-asian="bold" style:font-size-complex="54pt" style:font-weight-complex="bold"/>
    </style:style>
    <style:style style:name="T4" style:family="text">
      <style:text-properties fo:color="#ff6d6d"/>
    </style:style>
    <style:style style:name="T5" style:family="text">
      <style:text-properties fo:color="#dee6ef" fo:font-size="48pt" style:font-size-asian="48pt" style:font-size-complex="48pt"/>
    </style:style>
    <style:style style:name="T6" style:family="text">
      <style:text-properties fo:color="#ffffff" style:font-name="Lato Black" fo:font-size="60pt" style:font-size-asian="60pt" style:font-size-complex="60pt"/>
    </style:style>
    <style:style style:name="T7" style:family="text">
      <style:text-properties fo:color="#ffffff"/>
    </style:style>
    <style:style style:name="T8" style:family="text">
      <style:text-properties style:font-name="Lato Black" fo:font-size="60pt" style:font-size-asian="60pt" style:font-size-complex="60pt"/>
    </style:style>
    <style:style style:name="T9" style:family="text">
      <style:text-properties fo:font-size="60pt" fo:font-weight="bold" style:font-size-asian="60pt" style:font-weight-asian="bold" style:font-size-complex="60pt" style:font-weight-complex="bold"/>
    </style:style>
    <style:style style:name="T10" style:family="text">
      <style:text-properties style:text-underline-style="solid" style:text-underline-width="auto" style:text-underline-color="font-color"/>
    </style:style>
    <style:style style:name="T11" style:family="text">
      <style:text-properties fo:color="#ffdbb6"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3.507cm" svg:x="2cm" svg:y="5.8cm" presentation:class="title" presentation:user-transformed="true">
          <draw:text-box>
            <text:p><text:span text:style-name="T1">JSON Parsing in PHP</text:span></text:p>
          </draw:text-box>
        </draw:frame>
        <draw:frame presentation:style-name="pr2" draw:text-style-name="P3" draw:layer="layout" svg:width="25.199cm" svg:height="7.6cm" svg:x="1.201cm" svg:y="8.8cm" presentation:class="subtitle" presentation:user-transformed="true">
          <draw:text-box>
            <text:list text:style-name="L1">
              <text:list-item>
                <text:p text:style-name="P2"><text:span text:style-name="T2">Introduction to JSON</text:span></text:p>
              </text:list-item>
              <text:list-item>
                <text:p text:style-name="P2"><text:span text:style-name="T2">JSON Parsing methods in PHP</text:span></text:p>
              </text:list-item>
              <text:list-item>
                <text:p text:style-name="P2"><text:span text:style-name="T2">PROGRAMS on Method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1" draw:text-style-name="P5" draw:layer="layout" svg:width="25.199cm" svg:height="3.507cm" svg:x="1.4cm" svg:y="4.6cm" presentation:class="title" presentation:user-transformed="true">
          <draw:text-box>
            <text:p><text:span text:style-name="T3">What is JSON??</text:span></text:p>
          </draw:text-box>
        </draw:frame>
        <draw:frame presentation:style-name="pr4" draw:text-style-name="P6" draw:layer="layout" svg:width="25.199cm" svg:height="7.492cm" svg:x="1.4cm" svg:y="9.6cm" presentation:class="outline">
          <draw:text-box>
            <text:list text:style-name="L2">
              <text:list-item>
                <text:p>JSON – JAVASCRIPT OBJECT NOTATION</text:p>
              </text:list-item>
              <text:list-item>
                <text:p>It is a format which transfers data from client to server &amp; from server to client.</text:p>
              </text:list-item>
              <text:list-item>
                <text:p>Mostly used in Android,webtechnologies,RestAPI.</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1" draw:text-style-name="P7" draw:layer="layout" svg:width="25.199cm" svg:height="3.507cm" svg:x="1.2cm" svg:y="2.493cm" presentation:class="title" presentation:user-transformed="true">
          <draw:text-box>
            <text:p><text:span text:style-name="T4">Why JSON ??</text:span></text:p>
          </draw:text-box>
        </draw:frame>
        <draw:frame presentation:style-name="pr4" draw:text-style-name="P6" draw:layer="layout" svg:width="25.199cm" svg:height="10.492cm" svg:x="1.401cm" svg:y="7.708cm" presentation:class="outline" presentation:user-transformed="true">
          <draw:text-box>
            <text:list text:style-name="L2">
              <text:list-item>
                <text:p>In server side programming data can be exchanged and stored in several formats including JSON,XML,CSV,YAML.</text:p>
              </text:list-item>
              <text:list-item>
                <text:p>Among them JSON is most popular and light weight data interchange format.</text:p>
              </text:list-item>
              <text:list-item>
                <text:p>Before JSON,XML is used but it is not fully supported by AJAXTOOLKIT and also retrieving value is difficult.</text:p>
              </text:list-item>
              <text:list-item>
                <text:p>In JSON transferring data is faster when compared with XML.</text:p>
              </text:list-item>
              <text:list-item>
                <text:p>JSON has minimal syntax.</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1" draw:text-style-name="P8" draw:layer="layout" svg:width="25.199cm" svg:height="3.507cm" svg:x="1.4cm" svg:y="5.293cm" presentation:class="title" presentation:user-transformed="true">
          <draw:text-box>
            <text:p><text:span text:style-name="T5">JSON Parsing Methods in PHP</text:span></text:p>
          </draw:text-box>
        </draw:frame>
        <draw:frame presentation:style-name="pr4" draw:text-style-name="P6" draw:layer="layout" svg:width="25.199cm" svg:height="7.492cm" svg:x="1.4cm" svg:y="9.6cm" presentation:class="outline">
          <draw:text-box>
            <text:list text:style-name="L2">
              <text:list-item>
                <text:p>PHP has built-in functions to handle JSON</text:p>
                <text:p><text:s text:c="5"/>1. json_encode( )</text:p>
                <text:p><text:s text:c="5"/>2. json_decode( )</text:p>
                <text:p><text:s text:c="5"/>3. json_last_error_msg( )</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1" draw:text-style-name="P9" draw:layer="layout" svg:width="25.199cm" svg:height="3.507cm" svg:x="1.601cm" svg:y="3.4cm" presentation:class="title" presentation:user-transformed="true">
          <draw:text-box>
            <text:p><text:span text:style-name="T6">json_encode( ) </text:span><text:span text:style-name="T7">:</text:span></text:p>
          </draw:text-box>
        </draw:frame>
        <draw:frame presentation:style-name="pr4" draw:text-style-name="P6" draw:layer="layout" svg:width="25.199cm" svg:height="11cm" svg:x="1.4cm" svg:y="8.6cm" presentation:class="outline" presentation:user-transformed="true">
          <draw:text-box>
            <text:list text:style-name="L2">
              <text:list-item>
                <text:p>json_encode( ) is used to encode a value to JSON Format.</text:p>
              </text:list-item>
              <text:list-item>
                <text:p>The value being encoded can be any PHP datatype.</text:p>
              </text:list-item>
              <text:list-item>
                <text:p>Converting PHP object into JSON format is done using json_encode( ) in PHP.</text:p>
              </text:list-item>
              <text:list-item>
                <text:p>PHP OBJECT---&gt;&gt;JSON FORMAT</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draw:frame presentation:style-name="pr1" draw:text-style-name="P6" draw:layer="layout" svg:width="25.199cm" svg:height="3.507cm" svg:x="1.101cm" svg:y="2cm" presentation:class="title" presentation:user-transformed="true">
          <draw:text-box>
            <text:p>SYNTAX OF json_encode( )</text:p>
          </draw:text-box>
        </draw:frame>
        <draw:frame presentation:style-name="pr4" draw:text-style-name="P6" draw:layer="layout" svg:width="25.199cm" svg:height="12.6cm" svg:x="1.235cm" svg:y="7cm" presentation:class="outline" presentation:user-transformed="true">
          <draw:text-box>
            <text:list text:style-name="L2">
              <text:list-item>
                <text:p>SYNTAX:</text:p>
                <text:p><text:s text:c="7"/>json_encode(value,options,depth)</text:p>
                <text:p><text:s/>&gt;&gt; value : specifies the value to be encoded.</text:p>
              </text:list-item>
              <text:list-item>
                <text:p>Ex: <text:s text:c="4"/>(in php)</text:p>
                <text:p><text:s text:c="3"/>$cars=array(“x”,”y”,”z”);</text:p>
                <text:p><text:s text:c="3"/>echo json_encode($cars);</text:p>
                <text:p><text:s text:c="15"/>&gt;&gt;output :: [“x”,”y”,”z”]</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draw:frame presentation:style-name="pr1" draw:text-style-name="P6" draw:layer="layout" svg:width="25.199cm" svg:height="3.507cm" svg:x="1.201cm" svg:y="2.693cm" presentation:class="title" presentation:user-transformed="true">
          <draw:text-box>
            <text:p>json_decode( ):</text:p>
          </draw:text-box>
        </draw:frame>
        <draw:frame presentation:style-name="pr4" draw:text-style-name="P6" draw:layer="layout" svg:width="25.199cm" svg:height="10.6cm" svg:x="1.4cm" svg:y="7.6cm" presentation:class="outline" presentation:user-transformed="true">
          <draw:text-box>
            <text:list text:style-name="L2">
              <text:list-item>
                <text:p>json_decode( ) is used to convert JSON encodded string into appropriate PHP datatype.</text:p>
              </text:list-item>
              <text:list-item>
                <text:p>Converts JSON object into PHP object.</text:p>
              </text:list-item>
              <text:list-item>
                <text:p>JSON OBJ----&gt;&gt;PHP OBJ</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Lights" presentation:presentation-page-layout-name="AL2T1">
        <draw:frame presentation:style-name="pr1" draw:text-style-name="P6" draw:layer="layout" svg:width="25.199cm" svg:height="3.507cm" svg:x="1.001cm" svg:y="2.9cm" presentation:class="title" presentation:user-transformed="true">
          <draw:text-box>
            <text:p>SYNTAX of json_decode( )</text:p>
          </draw:text-box>
        </draw:frame>
        <draw:frame presentation:style-name="pr4" draw:text-style-name="P6" draw:layer="layout" svg:width="25.199cm" svg:height="13cm" svg:x="1.4cm" svg:y="6.6cm" presentation:class="outline" presentation:user-transformed="true">
          <draw:text-box>
            <text:list text:style-name="L2">
              <text:list-item>
                <text:p>Syntax:</text:p>
                <text:p><text:s text:c="7"/>json_decode(String,assoc,depth,options)</text:p>
              </text:list-item>
              <text:list-item>
                <text:p>json_decode( ) accepts 4 parameters but we will only need the first 2 in most situations.</text:p>
                <text:p>1) String – specifies the string we want to decode</text:p>
                <text:p>2)assoc – determines how the decoded data is returned</text:p>
                <text:p><text:s text:c="13"/>--it takes boolean value (true and false)</text:p>
                <text:p><text:s text:c="12"/>TRUE- returns an associative array</text:p>
                <text:p><text:s text:c="12"/>FALSE – returns an object (by default)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Lights" presentation:presentation-page-layout-name="AL2T1">
        <draw:frame presentation:style-name="pr1" draw:text-style-name="P6" draw:layer="layout" svg:width="25.199cm" svg:height="3.507cm" svg:x="1.201cm" svg:y="3.693cm" presentation:class="title" presentation:user-transformed="true">
          <draw:text-box>
            <text:p>Example:</text:p>
          </draw:text-box>
        </draw:frame>
        <draw:frame presentation:style-name="pr4" draw:text-style-name="P6" draw:layer="layout" svg:width="25.199cm" svg:height="10.492cm" svg:x="1.8cm" svg:y="8.408cm" presentation:class="outline" presentation:user-transformed="true">
          <draw:text-box>
            <text:list text:style-name="L2">
              <text:list-header>
                <text:p><text:s text:c="2"/>&lt;?php</text:p>
                <text:p><text:s text:c="7"/>$data='{"x":2,"y":4}';</text:p>
                <text:p><text:s text:c="7"/>print_r(json_decode($data));</text:p>
                <text:p><text:s text:c="3"/>?&gt;</text:p>
              </text:list-header>
              <text:list-item>
                <text:p>Output:</text:p>
                <text:p><text:s text:c="12"/>stdClass Object ( [x] =&gt; 2 [y] =&gt; 4 )</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Lights" presentation:presentation-page-layout-name="AL2T1">
        <draw:frame presentation:style-name="pr1" draw:text-style-name="P10" draw:layer="layout" svg:width="25.199cm" svg:height="3.507cm" svg:x="1cm" svg:y="1.893cm" presentation:class="title" presentation:user-transformed="true">
          <draw:text-box>
            <text:p><text:span text:style-name="T8">json.parse( ):</text:span></text:p>
          </draw:text-box>
        </draw:frame>
        <draw:frame presentation:style-name="pr4" draw:text-style-name="P6" draw:layer="layout" svg:width="25.199cm" svg:height="10.6cm" svg:x="2cm" svg:y="7.2cm" presentation:class="outline" presentation:user-transformed="true">
          <draw:text-box>
            <text:list text:style-name="L2">
              <text:list-item>
                <text:p>We know that receiving the data from the server will be generally in “STRING” format but as it is not suitable for the retrieval of complex data we use this “json.parse( )”.</text:p>
              </text:list-item>
              <text:list-item>
                <text:p>This method is used to convert the string format into javascript object.</text:p>
              </text:list-item>
              <text:list-item>
                <text:p>This method is not used to convert into php object.</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Lights" presentation:presentation-page-layout-name="AL2T1">
        <draw:frame presentation:style-name="pr1" draw:text-style-name="P11" draw:layer="layout" svg:width="25.199cm" svg:height="3.507cm" svg:x="1cm" svg:y="1cm" presentation:class="title" presentation:user-transformed="true">
          <draw:text-box>
            <text:p><text:span text:style-name="T9">Syntax &amp; Example:</text:span></text:p>
          </draw:text-box>
        </draw:frame>
        <draw:frame presentation:style-name="pr4" draw:text-style-name="P6" draw:layer="layout" svg:width="25.199cm" svg:height="15.4cm" svg:x="1.4cm" svg:y="5cm" presentation:class="outline" presentation:user-transformed="true">
          <draw:text-box>
            <text:list text:style-name="L2">
              <text:list-header>
                <text:p>Syntax:</text:p>
                <text:p><text:s text:c="13"/>json.parse( )</text:p>
              </text:list-header>
              <text:list-item>
                <text:p>Ex:</text:p>
                <text:p><text:s text:c="5"/>=&gt;<text:span text:style-name="T10">json format</text:span>:</text:p>
                <text:p><text:s text:c="15"/>const obj = JSON.parse('{"name":"John", "age":30, "city":"New York"}');</text:p>
                <text:p><text:s text:c="3"/>=&gt;<text:span text:style-name="T10">inc in html:</text:span></text:p>
                <text:p><text:s text:c="2"/>&lt;p id="demo"&gt;&lt;/p&gt;</text:p>
                <text:p><text:s/>&lt;script&gt;</text:p>
                <text:p><text:s/>document.getElementById("demo").innerHTML = obj.name;</text:p>
                <text:p><text:s/>&lt;/script&gt;</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Lights" presentation:presentation-page-layout-name="AL2T1">
        <draw:frame presentation:style-name="pr1" draw:text-style-name="P6" draw:layer="layout" svg:width="25.199cm" svg:height="3.507cm" svg:x="1.6cm" svg:y="3.493cm" presentation:class="title" presentation:user-transformed="true">
          <draw:text-box>
            <text:p>Dealing with ERRORS during ENCODING &amp; DECODING</text:p>
          </draw:text-box>
        </draw:frame>
        <draw:frame presentation:style-name="pr4" draw:text-style-name="P6" draw:layer="layout" svg:width="25.199cm" svg:height="9.4cm" svg:x="1.4cm" svg:y="9.2cm" presentation:class="outline" presentation:user-transformed="true">
          <draw:text-box>
            <text:list text:style-name="L2">
              <text:list-item>
                <text:p>json_last_error_msg( ) helps in finding what kind of error you are getting so that you can take appropriate steps.</text:p>
              </text:list-item>
              <text:list-item>
                <text:p>ERRORS like: missing parenthesis,quotes,excess comma.</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Lights" presentation:presentation-page-layout-name="AL2T1">
        <draw:frame presentation:style-name="pr1" draw:text-style-name="P6" draw:layer="layout" svg:width="25.199cm" svg:height="3.507cm" svg:x="1.4cm" svg:y="1.4cm" presentation:class="title" presentation:user-transformed="true">
          <draw:text-box>
            <text:p>SYNTAX &amp; EXAMPLE</text:p>
          </draw:text-box>
        </draw:frame>
        <draw:frame presentation:style-name="pr4" draw:text-style-name="P6" draw:layer="layout" svg:width="25.199cm" svg:height="14.4cm" svg:x="1.4cm" svg:y="5cm" presentation:class="outline" presentation:user-transformed="true">
          <draw:text-box>
            <text:list text:style-name="L2">
              <text:list-item>
                <text:p>Syntax:</text:p>
                <text:p><text:s text:c="11"/>json_last_error_msg( ) </text:p>
                <text:p>&lt;?php</text:p>
                <text:p><text:s text:c="3"/>$data='{"name":2,}';</text:p>
                <text:p><text:s text:c="3"/>var_dump(json_decode($data));</text:p>
                <text:p><text:s text:c="3"/>echo json_last_error_msg();</text:p>
                <text:p>?&gt;</text:p>
              </text:list-item>
              <text:list-item>
                <text:p>Output: <text:s text:c="2"/>NULL Syntax error</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Lights" presentation:presentation-page-layout-name="AL2T1">
        <draw:frame presentation:style-name="pr6" draw:text-style-name="P12" draw:layer="layout" svg:width="25.199cm" svg:height="3.786cm" svg:x="3.801cm" svg:y="9.014cm" presentation:class="title" presentation:user-transformed="true">
          <draw:text-box>
            <text:p><text:span text:style-name="T11">THANK YOU</text:span></text:p>
          </draw:text-box>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Black" svg:font-family="'Lato Black'" style:font-pitch="variable"/>
    <style:font-face style:name="Liberation Sans1"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9T17:51:21.847005987</meta:creation-date>
    <meta:editing-duration>PT2H24M31S</meta:editing-duration>
    <meta:editing-cycles>7</meta:editing-cycles>
    <meta:generator>LibreOffice/6.4.7.2$Linux_X86_64 LibreOffice_project/40$Build-2</meta:generator>
    <dc:title>Lights</dc:title>
    <dc:date>2023-04-24T21:54:55.839064318</dc:date>
    <meta:document-statistic meta:object-count="99"/>
  </office:meta>
</office:document-meta>
</file>